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8pt" fo:font-weight="bold" officeooo:rsid="0011939c" officeooo:paragraph-rsid="0011939c" style:font-size-asian="24.5pt" style:font-weight-asian="bold" style:font-size-complex="28pt" style:font-weight-complex="bold"/>
    </style:style>
    <style:style style:name="P2" style:family="paragraph" style:parent-style-name="Standard">
      <style:text-properties fo:color="#000000" loext:opacity="100%" fo:font-size="14pt" fo:font-weight="normal" officeooo:rsid="001914c9" officeooo:paragraph-rsid="001914c9" fo:background-color="transparent" style:font-size-asian="12.25pt" style:font-weight-asian="normal" style:font-size-complex="14pt" style:font-weight-complex="normal"/>
    </style:style>
    <style:style style:name="P3" style:family="paragraph" style:parent-style-name="Standard">
      <style:text-properties fo:color="#000000" loext:opacity="100%" fo:font-size="14pt" fo:font-weight="normal" officeooo:rsid="001cd146" officeooo:paragraph-rsid="001cd146" fo:background-color="transparent" style:font-size-asian="12.25pt" style:font-weight-asian="normal" style:font-size-complex="14pt" style:font-weight-complex="normal"/>
    </style:style>
    <style:style style:name="P4" style:family="paragraph" style:parent-style-name="Standard">
      <style:text-properties fo:color="#000000" loext:opacity="100%" fo:font-size="14pt" fo:font-weight="normal" officeooo:paragraph-rsid="001cd146"/>
    </style:style>
    <style:style style:name="P5" style:family="paragraph" style:parent-style-name="Standard">
      <style:text-properties fo:font-size="14pt" fo:font-weight="normal" officeooo:rsid="001cd146" officeooo:paragraph-rsid="001995ef" fo:background-color="#000000" style:font-size-asian="12.25pt" style:font-weight-asian="normal" style:font-size-complex="14pt" style:font-weight-complex="normal"/>
    </style:style>
    <style:style style:name="P6" style:family="paragraph" style:parent-style-name="Standard">
      <style:text-properties fo:font-variant="normal" fo:text-transform="none" fo:color="#757575" loext:opacity="100%" style:font-name="Google Sans" fo:font-size="10.5pt" fo:letter-spacing="normal" fo:font-style="normal" fo:font-weight="normal" officeooo:rsid="001cd146" officeooo:paragraph-rsid="001cd146"/>
    </style:style>
    <style:style style:name="P7" style:family="paragraph" style:parent-style-name="Standard">
      <style:text-properties fo:color="#000000" loext:opacity="100%" fo:font-size="14pt" fo:font-weight="normal" officeooo:rsid="001914c9" officeooo:paragraph-rsid="001fa898" fo:background-color="transparent" style:font-size-asian="12.25pt" style:font-weight-asian="normal" style:font-size-complex="14pt" style:font-weight-complex="normal"/>
    </style:style>
    <style:style style:name="P8" style:family="paragraph" style:parent-style-name="Standard">
      <style:text-properties fo:color="#000000" loext:opacity="100%" fo:font-size="14pt" fo:font-weight="normal" officeooo:rsid="001914c9" officeooo:paragraph-rsid="001ff152" fo:background-color="transparent" style:font-size-asian="12.25pt" style:font-weight-asian="normal" style:font-size-complex="14pt" style:font-weight-complex="normal"/>
    </style:style>
    <style:style style:name="P9" style:family="paragraph" style:parent-style-name="Standard">
      <style:text-properties fo:color="#000000" loext:opacity="100%" fo:font-size="14pt" fo:font-weight="normal" officeooo:rsid="001914c9" officeooo:paragraph-rsid="0021bd77" fo:background-color="transparent" style:font-size-asian="12.25pt" style:font-weight-asian="normal" style:font-size-complex="14pt" style:font-weight-complex="normal"/>
    </style:style>
    <style:style style:name="T1" style:family="text">
      <style:text-properties officeooo:rsid="001ab1b0"/>
    </style:style>
    <style:style style:name="T2" style:family="text">
      <style:text-properties fo:font-variant="normal" fo:text-transform="none" fo:color="#757575" loext:opacity="100%" style:font-name="Google Sans" fo:font-size="10.5pt" fo:letter-spacing="normal" fo:font-style="normal" officeooo:rsid="001cd146" fo:background-color="transparent" loext:char-shading-value="0" style:font-size-asian="12.25pt" style:font-weight-asian="normal" style:font-size-complex="14pt" style:font-weight-complex="normal"/>
    </style:style>
    <style:style style:name="T3" style:family="text">
      <style:text-properties officeooo:rsid="001cd146" fo:background-color="transparent" loext:char-shading-value="0" style:font-size-asian="12.25pt" style:font-weight-asian="normal" style:font-size-complex="14pt" style:font-weight-complex="normal"/>
    </style:style>
    <style:style style:name="T4" style:family="text">
      <style:text-properties officeooo:rsid="001fa898"/>
    </style:style>
    <style:style style:name="T5" style:family="text">
      <style:text-properties officeooo:rsid="001ff1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nding page plan</text:p>
      <text:p text:style-name="P5"/>
      <text:p text:style-name="P2"/>
      <text:p text:style-name="P3">Recaptcha</text:p>
      <text:p text:style-name="P4"><text:span text:style-name="T3">site key- </text:span><text:span text:style-name="T2">6Le-bcQrAAAAAJXklEdj1fw4zn4ebgX3KPEkf2Ip</text:span></text:p>
      <text:p text:style-name="P6">secret key – 6Le-bcQrAAAAADWBp2IszVgaCDOfRgRIyVXLOve6</text:p>
      <text:p text:style-name="P6"/>
      <text:p text:style-name="P6"/>
      <text:p text:style-name="P6"/>
      <text:p text:style-name="P2"/>
      <text:p text:style-name="P2">L<text:span text:style-name="T1">earn from our mistakes...</text:span></text:p>
      <text:p text:style-name="P2"/>
      <text:p text:style-name="P2">Title: <text:span text:style-name="T1">Packing – HOW?! When packing for a 2 week holiday is stressful enough..</text:span></text:p>
      <text:p text:style-name="P9">lesson: <text:span text:style-name="T4">Pack less. </text:span></text:p>
      <text:p text:style-name="P9"><text:span text:style-name="T4">The standard rules apply of ‘if you don’t wear it at home, you probably wont wear it when you’re away either!’ and so if you don’t 100% love something or it doesn’t match most of your wardrobe – leave it at home. Things that don’t need ironing – great! Pale colours were the first thing we had to bin, they were no match for suncream, children and exotic food splashes. Lightweight dressing gown 100% worth packing for nights on the balcony, running down to accept food deliveries etc and I’d recommend full length pyjamas too because the air con always feels more harsh at 2am! As far as kids toys go, bring one or two favourites (Magnatiles, Numberblocks, HotWheels cars and a small foam football have been wins for us) but be harsh with cutting the list down. The little ones play with ANYTHING else and get bored of their toys so quickly; plus we’ve found that you can get toys almost anywhere if they’re truly desperate for something plastic and shiny! We really dropped the ball on not packing enough craft things though and it’s the one thing we wish we did differently. Some of the places you might visit will be far too hot to be safely/comfortably outside from midday – mid afternoon and crafts help fill that gap instead of shoving on the TV! It’s been relatively difficult to get hold of glue sticks, pipe cleaners, unlined sketchbooks, safety scissors etc but now we have them we can use things we found on the beach or recycle some trash to make some treasures! We did bring a good quality watercolour tin that has taken a hammering and would definitely recommend similar.<text:line-break/></text:span><text:span text:style-name="T5">If you’re planning to slow travel like us, I’d also heavily recommend sacrificing some space for a little ‘kitchen kit’ – We’ve stayed in lots of different apartments/airbnbs now and not a single one has had enough utensils to prepare and eat a meal. As a minimum we’d recommend a tea towel, cloth, wooden spoon, knives, forks and teaspoons; but if you have a little more space to spare then consider if your little ones would prefer non-breakable plates and cups. After lots of cups of tea from bowls, I found myself wishing id packed a mug too, but fully understand that might sound ridiculous if you’re not a fan of hot drinks!<text:line-break/>We did bring a small first aid kit too, which in hindsight probably a little bit of an overkill because obviously there are pharmacies wherever you’re going. I’d definitely </text:span><text:soft-page-break/><text:span text:style-name="T5">bring Calpol, Lemsip, plasters and the cool patches for temperatures though. That said, the micropore tape from the first aid kit has come in handy for some impropmtu babyproofing though when we’ve needed to stick wads of toilet paper over pointy edges!<text:line-break/></text:span><text:span text:style-name="T4"><text:line-break/><text:line-break/>Must – Packs<text:line-break/>* Slipfree shoes</text:span></text:p>
      <text:p text:style-name="P7"><text:span text:style-name="T4">* Dock &amp; Bay towels</text:span></text:p>
      <text:p text:style-name="P7"><text:span text:style-name="T4">* Watercolour tin and sketchbooks</text:span></text:p>
      <text:p text:style-name="P8"><text:span text:style-name="T4">* </text:span><text:span text:style-name="T5">LCD drawing pads</text:span></text:p>
      <text:p text:style-name="P8"><text:span text:style-name="T5">* Kitchen kit</text:span><text:line-break/><text:line-break/><text:line-break/><text:line-break/><text:span text:style-name="T5">ADJUSTING<text:line-break/><text:line-break/>Depending on where you go – be prepared for jet lag to kick your butt and don’t overschedule yourselves for that first week or so. Even if you’re not travelling huge distances that first week is likely to be exhausting because of all the extra brainpower it takes just adjusting to a new place, navigating new foods and customs!<text:line-break/> Try and choose accommodation that has at least a separate living space with somewhere comfortable to sit, we didn’t account for how difficult it would be to go from a house to all living in one room and even taking out a few minutes for us when the kids were sleeping felt impossible. It’s a non-negotiable when it comes to accommodation now if we’re going to be there more than a day or two!<text:line-break/><text:line-break/>Don’t feel guilty for sticking to what you know! As much as we’d have loved it if the kids dove straight into local cuisine, it felt a little harsh to push that on them when so many things in their little lives had changed at once. So yes, we’ve had a takeout Mcdonalds or two. They slowly started trying new things at their own pace and we’re so glad we didn’t force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31T17:40:11.940771706</meta:creation-date>
    <dc:date>2025-09-13T09:51:10.599268471</dc:date>
    <meta:editing-duration>PT2H53M46S</meta:editing-duration>
    <meta:editing-cycles>9</meta:editing-cycles>
    <meta:generator>LibreOffice/24.2.7.2$Linux_X86_64 LibreOffice_project/420$Build-2</meta:generator>
    <meta:document-statistic meta:table-count="0" meta:image-count="0" meta:object-count="0" meta:page-count="2" meta:paragraph-count="12" meta:word-count="722" meta:character-count="4121" meta:non-whitespace-character-count="3394"/>
  </office:meta>
</office:document-meta>
</file>